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style:style style:name="T3" style:family="text">
      <style:text-properties fo:font-style="italic"/>
    </style:style>
    <style:style style:name="P1" style:family="paragraph" style:parent-style-name="Normal">
      <style:paragraph-properties fo:text-align="justify"/>
    </style:style>
    <style:style style:name="P2" style:family="paragraph" style:parent-style-name="Normal">
      <style:paragraph-properties fo:text-align="justify"/>
    </style:style>
  </office:automatic-styles>
  <office:body>
    <office:text>
      <text:p text:style-name="Normal"><text:span text:style-name="T1">22 de Abril</text:span></text:p>
      <text:p text:style-name="Normal"/>
      <text:p text:style-name="P1">Si algo te aleja de los otros seres vivos, no puede ser bueno ni sabio. Nada bueno puede alentar la misantropía o el ascetismo. Ninguna luz es buena sin algo que alumbrar. Lo eremítico es una forma del mal o, al menos, del egoísmo.</text:p>
      <text:p text:style-name="Normal"/>
      <text:p text:style-name="P1"><text:span text:style-name="T1">In line with this</text:span>: <text:s text:c="2"/>Si —como es vergonzosamente usual en vos— te sentís abatido o melancólico, hacé algo bueno por alguien más. El otro día querías morir y pensabas no sólo en tu muerte con oscuras ansias sino en la de Paulina. Hiciste pan casero y se lo llevaste a un muchacho que cuida autos a un par de cuadras de tu casa. Desde el momento en que decidiste que harías algo desinteresado por alguien más, olvidaste toda forma de tristeza.</text:p>
      <text:p text:style-name="P1"/>
      <text:p text:style-name="P1">En efecto, existe cierta forma de tristeza que es una especie de egoísmo, y que tiene a éste como <text:span text:style-name="T1">conditio sine qua non. </text:span>Todo, al fin y al cabo, se reduce a la ignorancia. La sabiduría es el camino a la felicidad, y es una felicidad independiente de lo externo: es vivir en el reino de los cielos, que está dentro de nosotros. Y el camino al reino de los cielos es un camino de amor y de entrega.</text:p>
      <text:p text:style-name="P1"/>
      <text:p text:style-name="P1"> § En el sentido usual de la palabra, decimos que algo es estético si nos invita, o incluso fuerza, a verlo de <text:span text:style-name="T1">cierto modo</text:span>. Pero este modo especial de ver no es exclusivo ni inherente a la cosa, sino que es una de muchas formas posibles de ejercer la facultad de ver. Cualquier objeto o escenario cotidiano puede, en principio, mirarse de este modo. Y existe una especie de enriquecimiento en esta práctica.</text:p>
      <text:p text:style-name="P2">Este modo de ver no es natural. Ver de este modo es algo así como decir: «veré esta mesa como si fuera un cuadro», o «caminaré esta calle como si fuera una cámara filmando una escena nocturna», y obramos el prodigio no sólo de encontrar al mundo diferente y más hermoso, sino de sentirnos más dentro de él. Es decir que, así como la mejor manera de conocer un objeto es hacerlo extraño, nos sentimos más presentes en el mundo si tercerizamos nuestra relación con él, por ejemplo a través de la idea de verlo como si fuera cuadro o si nosotros fuéramos una cámara.<text:span text:style-name="T2"> </text:span></text:p>
      <text:p text:style-name="P2">Este <text:span text:style-name="T3">alejarse para acercarse </text:span>o <text:span text:style-name="T3">extrañarse para conocer </text:span>es singular y corresponde también a la operación artística. Escribir es mediar a través de símbolos cosas que, en verdad, nos resultan inmediatas, con la esperanza de verlas mejor. </text:p>
      <text:p text:style-name="P2">Uno se ve tentado a decir que esta visión estética es un modo más verdadero de ver, en la medida en que nos hace presentes en el mundo. Nadie que mira así está ausente. No puede verse de este modo el pasado ni el futuro, sólo el aquí y el ahora. </text:p>
      <text:p text:style-name="P2"/>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